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SNU3_DEVELOPER_LOG_DAY_472"/>SNU developer log day 472</text:h>
      <text:p text:style-name="P2">I had to skip development today so I could get my schedule under control. I am managing my time very poorly, and it is not applicable anymore (starting work past 6:00 pm to finish before 7:00 pm) so I only did the bare minimum documentation today, so I could have time to work on other projects. i didn't do a hard drive backup today, I hope to do so tomorrow, but I won't be able to test the new hard drive out, due to a forecast of heavy thunderstorms all day.</text:p>
      <text:p text:style-name="P2">I am going to work to get my schedule under control again. Development should hopefully begin again normally tomorrow (with the project I have been doing, of course) tomorrow should be the perfect day to get it under control, a rainy day with less distractions. I had the time today, but I chose to spend an extra 2 hours being unproductive to SNU development. I will try to not let this happen again this month.</text:p>
      <text:p text:style-name="Text_20_body"><text:span text:style-name="T1">Sean Patrick Myrick on May 16th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7T18:00:27.823000000</meta:creation-date>
    <dc:date>2020-05-17T18:00:49.304000000</dc:date>
    <meta:editing-duration>PT22S</meta:editing-duration>
    <meta:editing-cycles>1</meta:editing-cycles>
    <meta:document-statistic meta:table-count="0" meta:image-count="0" meta:object-count="0" meta:page-count="1" meta:paragraph-count="4" meta:word-count="178" meta:character-count="935" meta:non-whitespace-character-count="761"/>
    <meta:generator>LibreOffice/6.1.2.1$Windows_X86_64 LibreOffice_project/65905a128db06ba48db947242809d14d3f9a93fe</meta:generator>
  </office:meta>
</office:document-meta>
</file>